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5bd4"/>
    </style:style>
    <style:style style:name="T1" style:family="text">
      <style:text-properties officeooo:rsid="001c5b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Introducció <text:span text:style-name="T1">tasca</text:span><text:line-break/>El proyecto ira sobre una tienda de licencias digitales online para juegos de distintas consolas XBOX, ps5, switch, steam entre otros.<text:line-break/><text:line-break/>El proyecto se desglosará en 2 apartados, un API, ya que en los requisitos está una posible ampliación del proyecto diseñando una app para móvil, por lo tanto, por este motivo el uso de una API queda totalmente justificada, a partir de aquí entraremos en la 2.ª parte del proyecto.<text:line-break/><text:line-break/>La segunda parte será hecha con React para diseñar las interfaces de usuario u bootstrap y CSS para dotar de estilos y personalizar los distintos componentes.<text:line-break/>1.1. Mòduls als que implica<text:line-break/><text:line-break/>Per a fer el projecte hauràs utilitzat les capacitats que has desenvolupat en les diferents mòduls que integren el cicle; aquí has de pensar quins d’ells són els que t’han servit de base per a realitzar el projecte i explicar en quin grau utilitzes cadascun dels conceptes o capacitats adquirides.<text:line-break/><text:line-break/>El proyecto abarca diferentes módulos del curso DAW.<text:line-break/><text:line-break/>Del módulo BBDD se hará uso de una base de datos mariadb que es una bifurcación de la popular base de datos mysql.<text:line-break/><text:line-break/>De la asignatura DAW se usará la pila lampp(Linux Apache MariaDB-MySQL Php Pearl).<text:line-break/><text:line-break/>De la asignatura DWES se usará php como lenguaje de programación y un framework que usa dicho lenguaje de programación para facilitar muchísimo el desarrollo de l'API, ya que te aporta herramientas muy interesantes y ahorrará bastante tiempo.<text:line-break/><text:line-break/>Como sistema de control de versiones se usará git el cual te permite si en cualquier actualización se trajiversa mucho la cosa<text:line-break/><text:line-break/>Como sistema de control de versiones se usará git el cual te permite si en cualquier actualización se dificulta mucho la cosa podemos volver a una versión anterior para desarrollar de nuevo a partir de esta versión.<text:line-break/><text:line-break/>De DIW y lenguaje de marcas HTML, CSS y bootstrap aunque react usa bootstrap para generar las interfaces, se puede usar html dentro del método render.<text:line-break/>Y en la parte de dwes se usará JS y react.<text:line-break/>1.2. Tipus de Projecte<text:line-break/><text:line-break/>Has d’explicar l’enfocament principal del projecte. Si és de tipus “Administratiu”, és a dir, que el projecte és l’estudi de l’una empresa, la seua millora o modificació o la seua adaptació a determinades normatives. O pel contrari, és un projecte eminentment “Tècnic”, on aportem solucions tècniques a una circumstància, treball o sol·licitud d’una empresa o client.<text:line-break/><text:line-break/>El proyecto es experimental y educativo, ya que trataba de abarcar lo máximo posible para aprender, reforzar los conocimientos de dichas herramientas mencionadas anteriormente y también me interesaba dedicarme a diseñar completamente el frontend y el backend. Y a parte crear una tienda por para saber como funciona por detras.<text:line-break/></text:p>
      <text:p text:style-name="P1"/>
      <text:p text:style-name="P1"><text:soft-page-break/></text:p>
      <text:p text:style-name="P1">1.3. Breu descripció del projecte<text:line-break/><text:line-break/>Es tracta de descriure de forma breu el projecte que vas a realitzar explicant les característiques fonamentals del mateix.<text:line-break/><text:line-break/>Resumiendo el proyecto es bastante denso básicamente sera una tienda con su carrito de compra, pagos con pasarela de pago, gestión del crud, zona comentarios entre otras cosas y voto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c5bd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span text:style-name="MT1">Josep Gregori Bertomeu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22:19:21.001416698</meta:creation-date>
    <dc:date>2022-10-13T22:23:26.158780038</dc:date>
    <meta:editing-duration>PT4M6S</meta:editing-duration>
    <meta:editing-cycles>2</meta:editing-cycles>
    <meta:generator>LibreOffice/7.4.1.2$Linux_X86_64 LibreOffice_project/3c58a8f3a960df8bc8fd77b461821e42c061c5f0</meta:generator>
    <meta:document-statistic meta:table-count="0" meta:image-count="0" meta:object-count="0" meta:page-count="2" meta:paragraph-count="3" meta:word-count="499" meta:character-count="3051" meta:non-whitespace-character-count="2539"/>
  </office:meta>
</office:document-meta>
</file>